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7D0000003A3E00C532C539CB88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91e4b" officeooo:paragraph-rsid="00291e4b"/>
    </style:style>
    <style:style style:name="P2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3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186e" officeooo:paragraph-rsid="0021186e"/>
    </style:style>
    <style:style style:name="P4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17b2d" officeooo:paragraph-rsid="00217b2d"/>
    </style:style>
    <style:style style:name="P5" style:family="paragraph" style:parent-style-name="Heading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4f27cc" officeooo:paragraph-rsid="004f27cc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officeooo:rsid="0054258b" officeooo:paragraph-rsid="0054258b"/>
    </style:style>
    <style:style style:name="P8" style:family="paragraph" style:parent-style-name="Table_20_Contents">
      <style:text-properties style:font-name="Liberation Sans1" fo:font-size="10pt" officeooo:rsid="004f27cc" officeooo:paragraph-rsid="004f27cc" style:font-size-asian="10.5pt"/>
    </style:style>
    <style:style style:name="P9" style:family="paragraph" style:parent-style-name="Heading" style:master-page-name="Standard">
      <style:paragraph-properties style:page-number="auto" fo:padding-left="0cm" fo:padding-right="0cm" fo:padding-top="0cm" fo:padding-bottom="0.074cm" fo:border-left="none" fo:border-right="none" fo:border-top="none" fo:border-bottom="0.99pt solid #000000" style:join-border="false"/>
    </style:style>
    <style:style style:name="P10" style:family="paragraph" style:parent-style-name="Text_20_body" style:list-style-name="L1">
      <style:text-properties officeooo:paragraph-rsid="00609db2"/>
    </style:style>
    <style:style style:name="P11" style:family="paragraph" style:parent-style-name="Text_20_body" style:list-style-name="L1">
      <style:text-properties officeooo:rsid="0054258b" officeooo:paragraph-rsid="0054258b"/>
    </style:style>
    <style:style style:name="P12" style:family="paragraph" style:parent-style-name="Text_20_body" style:list-style-name="L1">
      <style:text-properties officeooo:rsid="0054f19b" officeooo:paragraph-rsid="0054f19b"/>
    </style:style>
    <style:style style:name="P13" style:family="paragraph" style:parent-style-name="Text_20_body" style:list-style-name="L1">
      <style:text-properties officeooo:rsid="00587e24" officeooo:paragraph-rsid="00587e24"/>
    </style:style>
    <style:style style:name="P14" style:family="paragraph" style:parent-style-name="Text_20_body" style:list-style-name="L1">
      <style:text-properties officeooo:rsid="0056ed3a" officeooo:paragraph-rsid="0056ed3a"/>
    </style:style>
    <style:style style:name="P15" style:family="paragraph" style:parent-style-name="Text_20_body" style:list-style-name="L1">
      <style:text-properties officeooo:rsid="0057f31f" officeooo:paragraph-rsid="0057f31f"/>
    </style:style>
    <style:style style:name="P16" style:family="paragraph" style:parent-style-name="Text_20_body" style:list-style-name="L1">
      <style:text-properties officeooo:rsid="005d41cd" officeooo:paragraph-rsid="005d41cd"/>
    </style:style>
    <style:style style:name="P17" style:family="paragraph" style:parent-style-name="Text_20_body" style:list-style-name="L1">
      <style:text-properties officeooo:rsid="00599fd5" officeooo:paragraph-rsid="00599fd5"/>
    </style:style>
    <style:style style:name="P18" style:family="paragraph" style:parent-style-name="Text_20_body" style:list-style-name="L1">
      <style:text-properties officeooo:rsid="00609db2" officeooo:paragraph-rsid="00609db2"/>
    </style:style>
    <style:style style:name="P19" style:family="paragraph" style:parent-style-name="Text_20_body">
      <style:text-properties officeooo:rsid="00621a62" officeooo:paragraph-rsid="00621a62"/>
    </style:style>
    <style:style style:name="T1" style:family="text">
      <style:text-properties officeooo:rsid="001f5466"/>
    </style:style>
    <style:style style:name="T2" style:family="text">
      <style:text-properties officeooo:rsid="0021186e"/>
    </style:style>
    <style:style style:name="T3" style:family="text">
      <style:text-properties officeooo:rsid="0056ed3a"/>
    </style:style>
    <style:style style:name="T4" style:family="text">
      <style:text-properties officeooo:rsid="005a2a92"/>
    </style:style>
    <style:style style:name="T5" style:family="text">
      <style:text-properties officeooo:rsid="005bcb3e"/>
    </style:style>
    <style:style style:name="T6" style:family="text">
      <style:text-properties officeooo:rsid="00609db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nwesende <text:span text:style-name="T1">Mitglieder</text:span></text:p>
      <text:p text:style-name="P7">Olaf Koenig, Andre Siewert, Leonard Manefeld, Michael Prange, <text:span text:style-name="T5">Philip </text:span></text:p>
      <text:p text:style-name="P2">Gäste</text:p>
      <text:p text:style-name="P7">keine</text:p>
      <text:p text:style-name="P2">Protokol<text:span text:style-name="T2">lant.in:</text:span></text:p>
      <text:p text:style-name="P7">Michael Prange</text:p>
      <text:p text:style-name="P3">Festlegen der Beschlussfähigkeit</text:p>
      <text:p text:style-name="P7">nicht gegeben</text:p>
      <text:p text:style-name="P4">Tagesordnungspunkte</text:p>
      <text:list xml:id="list4892414364978336885" text:style-name="L1">
        <text:list-item>
          <text:list>
            <text:list-item>
              <text:p text:style-name="P11">Es ist noch kein Zugriff auf das Konto möglich (Leon).</text:p>
            </text:list-item>
          </text:list>
        </text:list-item>
        <text:list-item>
          <text:p text:style-name="P11">Vorbereitung für den 13. Oktober </text:p>
          <text:list>
            <text:list-item>
              <text:p text:style-name="P12">Werkzeugkasten bei Aldi nicht mehr erhältlich. Alternative? (Olaf)</text:p>
            </text:list-item>
            <text:list-item>
              <text:p text:style-name="P12">Starttermin wurde mit der Bibliothek abgestimmt. </text:p>
            </text:list-item>
            <text:list-item>
              <text:p text:style-name="P12">Am 4. Oktober ist ein Treffen zwischen Olaf, Leon, Silke und Mona bzgl. Abstimmung Pressemitteilungen <text:span text:style-name="T5">und Vertrag zwischen Makerspace und Bibliothek.</text:span></text:p>
            </text:list-item>
            <text:list-item>
              <text:p text:style-name="P12">Website füllen</text:p>
              <text:list>
                <text:list-item>
                  <text:p text:style-name="P12">Olaf hat zwei Artikel auf der Website veröffentlicht.</text:p>
                </text:list-item>
                <text:list-item>
                  <text:p text:style-name="P12">Ggf. eine Benachrichtigungs-E-Mail an den Verteiler bei neuen Artikeln?</text:p>
                </text:list-item>
                <text:list-item>
                  <text:p text:style-name="P12">Weitere Artikel von Andres Containerschiff, Philips Zahlenschloss, Olafs motorisiertes Longboard, Olafs Poolheizung <text:span text:style-name="T3">und Michaels Brauanlage sollen folgen.</text:span></text:p>
                </text:list-item>
                <text:list-item>
                  <text:p text:style-name="P13">Doodle Liste in Website einbetten</text:p>
                </text:list-item>
              </text:list>
            </text:list-item>
            <text:list-item>
              <text:p text:style-name="P14">Mehrfachstecker sind besorgt</text:p>
            </text:list-item>
            <text:list-item>
              <text:p text:style-name="P14">Inventarliste, Stand heute</text:p>
              <text:p text:style-name="P14">3x Arbeitstische mit Stühlen</text:p>
              <text:p text:style-name="P14">1x Schrank</text:p>
              <text:p text:style-name="P14">1x Rollcontainer</text:p>
              <text:p text:style-name="P14">1x Oszilloskop</text:p>
              <text:p text:style-name="P14">1x Lötabsaugung</text:p>
              <text:p text:style-name="P14">1x „Dremel“</text:p>
              <text:p text:style-name="P14">1x Dekupiersäge</text:p>
              <text:p text:style-name="P14">2x Bodenschutzmatten</text:p>
              <text:p text:style-name="P14"><text:soft-page-break/>div. Verbrauchsmaterial</text:p>
            </text:list-item>
            <text:list-item>
              <text:p text:style-name="P15">Post für den Makerspace wird an der Infotheke im 1. OG deponiert</text:p>
            </text:list-item>
            <text:list-item>
              <text:p text:style-name="P15">3D-Drucker</text:p>
              <text:list>
                <text:list-item>
                  <text:p text:style-name="P15">Um was für ein Modell handelt es sich? (Olaf)</text:p>
                </text:list-item>
                <text:list-item>
                  <text:p text:style-name="P15">Filament besorgen (Michael)</text:p>
                </text:list-item>
                <text:list-item>
                  <text:p text:style-name="P15">Wo muss der Drucker abgeholt werden? (Olaf)</text:p>
                </text:list-item>
              </text:list>
            </text:list-item>
            <text:list-item>
              <text:p text:style-name="P16">Projekte</text:p>
              <text:list>
                <text:list-item>
                  <text:p text:style-name="P16">Philip: diverses</text:p>
                </text:list-item>
                <text:list-item>
                  <text:p text:style-name="P16">Andre: RC</text:p>
                </text:list-item>
                <text:list-item>
                  <text:p text:style-name="P16">Olaf: Öffentlichkeitsarbeit</text:p>
                </text:list-item>
                <text:list-item>
                  <text:p text:style-name="P16">Leonard: Stichsäge</text:p>
                </text:list-item>
              </text:list>
            </text:list-item>
            <text:list-item>
              <text:p text:style-name="P16">Spendendose (Andre)</text:p>
            </text:list-item>
          </text:list>
        </text:list-item>
        <text:list-item>
          <text:p text:style-name="P15">Prüfung, welche Abstimmungsergebnisse (Satzungsänderung / Vorstandswahl) müssen auf welchem Weg an wen mitgeteilt werden?</text:p>
          <text:list>
            <text:list-item>
              <text:p text:style-name="P15">Vorstandsänderungen müssen dem Amtsgericht mitgeteilt werden</text:p>
            </text:list-item>
            <text:list-item>
              <text:p text:style-name="P15">Satzungsänderungen müssen dem Amtsgericht vom Notar gemeldet werden</text:p>
            </text:list-item>
            <text:list-item>
              <text:p text:style-name="P15">Satzungsänderungen werden bei der nächsten ordentlichen Mitgliederversammlung beschlossen</text:p>
            </text:list-item>
          </text:list>
        </text:list-item>
        <text:list-item>
          <text:p text:style-name="P17">Erstellung einer Mitglie<text:span text:style-name="T4">d</text:span>sbeurkundung</text:p>
        </text:list-item>
        <text:list-item>
          <text:p text:style-name="P18">Agenda für das nächste Treffen</text:p>
          <text:list>
            <text:list-item>
              <text:p text:style-name="P18">Versicherungsstatus</text:p>
            </text:list-item>
            <text:list-item>
              <text:p text:style-name="P16">Repaircafe</text:p>
            </text:list-item>
            <text:list-item>
              <text:p text:style-name="P18">Projekt Feinstaubsensoren</text:p>
            </text:list-item>
            <text:list-item>
              <text:p text:style-name="P18">Server beim „Freifunk“</text:p>
            </text:list-item>
            <text:list-item>
              <text:p text:style-name="P10"><text:span text:style-name="T6">Onlinebankin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Liberation Sans" fo:font-family="'Liberation Sans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 style:writing-mode="page"/>
      <style:text-properties style:font-name="Liberation Sans1" fo:font-family="'Liberation Sans'" style:font-style-name="Standard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 style:writing-mode="page"/>
      <style:text-properties fo:font-size="20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 style:writing-mode="page"/>
      <style:text-properties fo:font-size="10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291e4b" officeooo:paragraph-rsid="00291e4b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number:date-style style:name="N79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Title"><draw:frame draw:style-name="Mfr1" draw:name="Bild2" text:anchor-type="paragraph" svg:x="9.941cm" svg:y="0cm" svg:width="7.061cm" svg:height="3.3cm" draw:z-index="1"><draw:image xlink:href="Pictures/10000201000007D0000003A3E00C532C539CB886.png" xlink:type="simple" xlink:show="embed" xlink:actuate="onLoad"/></draw:frame>Planungstreffen</text:p>
        <text:p text:style-name="Subtitle"><text:date style:data-style-name="N79" text:date-value="2018-09-26T17:41:09.592820433" text:fixed="true">Mittwoch, 26. September 2018</text:date></text:p>
      </style:header>
      <style:footer>
        <text:p text:style-name="MP1">Seite <text:page-number text:select-page="current">1</text:page-number> von <text:page-count>2</text:page-count></text:p>
      </style:footer>
    </style:master-page>
    <style:master-page style:name="Index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7:41:12.276306919</meta:creation-date>
    <meta:editing-duration>PT30M42S</meta:editing-duration>
    <meta:editing-cycles>9</meta:editing-cycles>
    <meta:generator>LibreOffice/5.2.7.2$Linux_X86_64 LibreOffice_project/20m0$Build-2</meta:generator>
    <dc:date>2018-09-27T21:49:30.553899048</dc:date>
    <meta:document-statistic meta:table-count="0" meta:image-count="1" meta:object-count="0" meta:page-count="2" meta:paragraph-count="55" meta:word-count="277" meta:character-count="1979" meta:non-whitespace-character-count="1788"/>
  </office:meta>
</office:document-meta>
</file>